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1">
      <style:paragraph-properties fo:line-height="100%"/>
      <style:text-properties officeooo:rsid="04bc6354" officeooo:paragraph-rsid="04af6545"/>
    </style:style>
    <style:style style:name="P4" style:family="paragraph" style:parent-style-name="Heading_20_2">
      <style:text-properties officeooo:paragraph-rsid="0503ab3f"/>
    </style:style>
    <style:style style:name="P5" style:family="paragraph" style:parent-style-name="Heading_20_2">
      <style:text-properties officeooo:paragraph-rsid="0507c8ac"/>
    </style:style>
    <style:style style:name="P6" style:family="paragraph" style:parent-style-name="Heading_20_2">
      <style:text-properties officeooo:paragraph-rsid="05116cdc"/>
    </style:style>
    <style:style style:name="P7" style:family="paragraph" style:parent-style-name="Heading_20_2">
      <style:paragraph-properties fo:margin-top="0.1189in" fo:margin-bottom="0.1189in" loext:contextual-spacing="false"/>
      <style:text-properties officeooo:paragraph-rsid="051c9430"/>
    </style:style>
    <style:style style:name="P8" style:family="paragraph" style:parent-style-name="Standard">
      <style:text-properties officeooo:rsid="0503ab3f" officeooo:paragraph-rsid="0503ab3f"/>
    </style:style>
    <style:style style:name="P9" style:family="paragraph" style:parent-style-name="Standard">
      <style:text-properties officeooo:rsid="0507c840" officeooo:paragraph-rsid="0507c840"/>
    </style:style>
    <style:style style:name="P10" style:family="paragraph" style:parent-style-name="Standard">
      <style:text-properties style:font-name="Monospace" officeooo:rsid="050fa658" officeooo:paragraph-rsid="050fa658" style:font-size-asian="10.5pt" style:font-name-complex="David CLM1" style:font-weight-complex="normal"/>
    </style:style>
    <style:style style:name="P11" style:family="paragraph" style:parent-style-name="Standard">
      <style:text-properties officeooo:rsid="05095f28" officeooo:paragraph-rsid="05095f28"/>
    </style:style>
    <style:style style:name="P12" style:family="paragraph" style:parent-style-name="Standard">
      <style:text-properties officeooo:rsid="05116cdc" officeooo:paragraph-rsid="05116cdc"/>
    </style:style>
    <style:style style:name="P13" style:family="paragraph" style:parent-style-name="Standard">
      <style:text-properties officeooo:paragraph-rsid="05116cdc"/>
    </style:style>
    <style:style style:name="P14" style:family="paragraph" style:parent-style-name="Standard">
      <style:text-properties officeooo:rsid="05122616" officeooo:paragraph-rsid="05122616"/>
    </style:style>
    <style:style style:name="P15" style:family="paragraph" style:parent-style-name="Standard">
      <style:text-properties officeooo:paragraph-rsid="05139cbc"/>
    </style:style>
    <style:style style:name="P16" style:family="paragraph" style:parent-style-name="Standard">
      <style:paragraph-properties fo:margin-top="0.1189in" fo:margin-bottom="0.1189in" loext:contextual-spacing="false"/>
      <style:text-properties officeooo:rsid="0503ab3f" officeooo:paragraph-rsid="0503ab3f"/>
    </style:style>
    <style:style style:name="P17" style:family="paragraph" style:parent-style-name="Standard">
      <style:paragraph-properties fo:margin-top="0.1189in" fo:margin-bottom="0.1189in" loext:contextual-spacing="false"/>
      <style:text-properties officeooo:rsid="0503ab3f" officeooo:paragraph-rsid="050dd545"/>
    </style:style>
    <style:style style:name="P18" style:family="paragraph" style:parent-style-name="Text_20_body">
      <style:paragraph-properties fo:line-height="100%"/>
      <style:text-properties officeooo:rsid="0500b4ff" officeooo:paragraph-rsid="0506be40"/>
    </style:style>
    <style:style style:name="P19" style:family="paragraph" style:parent-style-name="Text_20_body">
      <style:text-properties officeooo:paragraph-rsid="051f53f3"/>
    </style:style>
    <style:style style:name="P20" style:family="paragraph" style:parent-style-name="Text_20_body" style:list-style-name="L1">
      <style:text-properties officeooo:rsid="05200bff" officeooo:paragraph-rsid="05200bff"/>
    </style:style>
    <style:style style:name="P21" style:family="paragraph" style:parent-style-name="Text_20_body" style:list-style-name="L1">
      <style:text-properties officeooo:paragraph-rsid="05200bff"/>
    </style:style>
    <style:style style:name="T1" style:family="text">
      <style:text-properties officeooo:rsid="04e85955"/>
    </style:style>
    <style:style style:name="T2" style:family="text">
      <style:text-properties officeooo:rsid="050107c2"/>
    </style:style>
    <style:style style:name="T3" style:family="text">
      <style:text-properties officeooo:rsid="049395cc"/>
    </style:style>
    <style:style style:name="T4" style:family="text">
      <style:text-properties fo:color="#000000" style:font-name="Monospace" fo:font-size="12pt" fo:font-style="normal" fo:font-weight="normal" officeooo:rsid="0503ab3f" style:font-name-asian="Noto Sans CJK SC Regular" style:font-size-asian="12pt" style:font-style-asian="normal" style:font-weight-asian="normal" style:font-name-complex="Nachlieli CLM1" style:font-size-complex="16pt" style:font-style-complex="normal" style:font-weight-complex="normal"/>
    </style:style>
    <style:style style:name="T5" style:family="text">
      <style:text-properties fo:color="#000000" style:font-name="Monospace" fo:font-size="12pt" fo:font-style="normal" fo:font-weight="normal" officeooo:rsid="050fa658" style:font-name-asian="Noto Sans CJK SC Regular" style:font-size-asian="12pt" style:font-style-asian="normal" style:font-weight-asian="normal" style:font-name-complex="Nachlieli CLM1" style:font-size-complex="16pt" style:font-style-complex="normal" style:font-weight-complex="normal"/>
    </style:style>
    <style:style style:name="T6" style:family="text">
      <style:text-properties fo:color="#000000" style:font-name="Monospace" fo:font-size="12pt" fo:font-style="normal" fo:font-weight="normal" officeooo:rsid="05116cdc" style:font-name-asian="Noto Sans CJK SC Regular" style:font-size-asian="12pt" style:font-style-asian="normal" style:font-weight-asian="normal" style:font-name-complex="Nachlieli CLM1" style:font-size-complex="16pt" style:font-style-complex="normal" style:font-weight-complex="normal"/>
    </style:style>
    <style:style style:name="T7" style:family="text">
      <style:text-properties fo:color="#000000" style:font-name="Monospace" fo:font-size="12pt" fo:font-style="normal" fo:font-weight="normal" officeooo:rsid="051c9430" style:font-name-asian="Noto Sans CJK SC Regular" style:font-size-asian="12pt" style:font-style-asian="normal" style:font-weight-asian="normal" style:font-name-complex="Nachlieli CLM1" style:font-size-complex="16pt" style:font-style-complex="normal" style:font-weight-complex="normal"/>
    </style:style>
    <style:style style:name="T8" style:family="text">
      <style:text-properties fo:color="#000000" style:font-name="Monospace" fo:font-size="12pt" fo:font-style="normal" fo:font-weight="normal" officeooo:rsid="051e6427" style:font-name-asian="Noto Sans CJK SC Regular" style:font-size-asian="12pt" style:font-style-asian="normal" style:font-weight-asian="normal" style:font-name-complex="Nachlieli CLM1" style:font-size-complex="16pt" style:font-style-complex="normal" style:font-weight-complex="normal"/>
    </style:style>
    <style:style style:name="T9" style:family="text">
      <style:text-properties officeooo:rsid="0506be40"/>
    </style:style>
    <style:style style:name="T10" style:family="text">
      <style:text-properties style:font-name="Monospace" style:font-size-asian="10.5pt" style:font-name-complex="David CLM1" style:font-weight-complex="normal"/>
    </style:style>
    <style:style style:name="T11" style:family="text">
      <style:text-properties style:font-name="Monospace" officeooo:rsid="0507c8ac" style:font-size-asian="10.5pt" style:font-name-complex="David CLM1" style:font-weight-complex="normal"/>
    </style:style>
    <style:style style:name="T12" style:family="text">
      <style:text-properties style:font-name="Monospace" officeooo:rsid="050c104c" style:font-size-asian="10.5pt" style:font-name-complex="David CLM1" style:font-weight-complex="normal"/>
    </style:style>
    <style:style style:name="T13" style:family="text">
      <style:text-properties style:font-name="Monospace" officeooo:rsid="05114cee" style:font-size-asian="10.5pt" style:font-name-complex="David CLM1" style:font-weight-complex="normal"/>
    </style:style>
    <style:style style:name="T14" style:family="text">
      <style:text-properties style:font-name="Monospace" officeooo:rsid="050fa658" style:font-size-asian="10.5pt" style:font-name-complex="David CLM1" style:font-weight-complex="normal"/>
    </style:style>
    <style:style style:name="T15" style:family="text">
      <style:text-properties style:font-name="Monospace" officeooo:rsid="05150b26" style:font-size-asian="10.5pt" style:font-name-complex="David CLM1" style:font-weight-complex="normal"/>
    </style:style>
    <style:style style:name="T16" style:family="text">
      <style:text-properties style:font-name="Monospace" officeooo:rsid="051e6427" style:font-size-asian="10.5pt" style:font-name-complex="David CLM1" style:font-weight-complex="normal"/>
    </style:style>
    <style:style style:name="T17" style:family="text">
      <style:text-properties style:font-name="Monospace" officeooo:rsid="051f53f3" style:font-size-asian="10.5pt" style:font-name-complex="David CLM1" style:font-weight-complex="normal"/>
    </style:style>
    <style:style style:name="T18" style:family="text">
      <style:text-properties style:font-name="Monospace" officeooo:rsid="05200bff" style:font-size-asian="10.5pt" style:font-name-complex="David CLM1" style:font-weight-complex="normal"/>
    </style:style>
    <style:style style:name="T19" style:family="text">
      <style:text-properties style:font-name="Monospace" fo:font-weight="normal" officeooo:rsid="05114cee" style:font-size-asian="10.5pt" style:font-weight-asian="normal" style:font-name-complex="David CLM1" style:font-weight-complex="normal"/>
    </style:style>
    <style:style style:name="T20" style:family="text">
      <style:text-properties style:font-name="Monospace" fo:font-weight="bold" style:font-size-asian="10.5pt" style:font-weight-asian="bold" style:font-name-complex="David CLM1" style:font-weight-complex="bold"/>
    </style:style>
    <style:style style:name="T21" style:family="text">
      <style:text-properties officeooo:rsid="050dd545"/>
    </style:style>
    <style:style style:name="T22" style:family="text">
      <style:text-properties officeooo:rsid="05114cee"/>
    </style:style>
    <style:style style:name="T23" style:family="text">
      <style:text-properties fo:font-weight="bold" officeooo:rsid="05114cee" style:font-weight-asian="bold" style:font-weight-complex="bold"/>
    </style:style>
    <style:style style:name="T24" style:family="text">
      <style:text-properties fo:language="en" fo:country="US"/>
    </style:style>
    <style:style style:name="T25" style:family="text">
      <style:text-properties officeooo:rsid="051e6427"/>
    </style:style>
    <style:style style:name="T26" style:family="text">
      <style:text-properties officeooo:rsid="05200bff"/>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מטלה – <text:span text:style-name="T2">החלפת </text:span>כליות</text:h>
      <text:p text:style-name="P18"><text:span text:style-name="T24">‫יש לענות על שאלה אחת לבחירתכם. שאלות רגילות מזכות בנקודה אחת. שאלות או סעיפים עם כוכבית‬ מזכים בנקודה נוספת.‬</text:span></text:p>
      <text:p text:style-name="P4"><text:span text:style-name="T3">שאלה </text:span><text:span text:style-name="T4">1</text:span><text:span text:style-name="T3">: </text:span><text:span text:style-name="T1">מציאת שרשרת גדולה ביותר</text:span></text:p>
      <text:p text:style-name="P8">במרכזי השתלות בימינו, נעזרים גם בתורמים חסידים (= אלטרואיסטים), המוכנים לתרום כליה בלי לקבל כליה בחזרה. הדבר מאפשר לבצע לא רק מעגלי החלפה, אלא גם שרשראות החלפה.</text:p>
      <text:p text:style-name="P8"/>
      <text:p text:style-name="P8">א. נניח שאורך המעגלים ואורך השרשראות אינו מוגבל. תארו אלגוריתם פולינומיאלי המוצא החלפה עם מספר השתלות גדול ביותר (הסבירו את ההבדל לעומת האלגוריתם שלמדנו).</text:p>
      <text:p text:style-name="P16">ב. נניח שאורך המעגלים ואורך השרשראות הוא לכל היותר 2. תארו אלגוריתם פולינומיאלי המוצא החלפה עם מספר השתלות גדול ביותר (הסבירו את ההבדל לעומת האלגוריתם שלמדנו).</text:p>
      <text:p text:style-name="P8">ג. נניח שאורך המעגלים לכל היותר 3, ואורך השרשראות אינו מוגבל. הסבירו מדוע האלגוריתם שלמדנו, המסתמך על תיכנות <text:span text:style-name="T21">ליניארי </text:span>בשלמים, אינו מתאים.</text:p>
      <text:p text:style-name="P17">* ד. תארו אלגוריתם אחר, המסתמך על תיכנות <text:span text:style-name="T21">ליניארי </text:span>בשלמים ויצירת אילוצים דינאמית, הפותר את הבעיה.</text:p>
      <text:p text:style-name="P7"><text:span text:style-name="T3">שאלה </text:span><text:span text:style-name="T8">2</text:span><text:span text:style-name="T3">: </text:span><text:span text:style-name="T8">ההסתברות להישאר בחיים</text:span></text:p>
      <text:p text:style-name="P19"><text:span text:style-name="T25">בשאלה זו הניחו, שכל אחד מארבעת סוגי-הדם העיקריים (O, A, B, AB) מופיע באוכלוסיה באותה שכיחות (25%). כמו כן הניחו, </text:span><text:span text:style-name="T16">שהתאמה בין תורם לחולה תלויה רק בסוג-הדם. </text:span><text:span text:style-name="T17">הניחו גם, שלכל חולה יש תורם אחד בדיוק, שמוכן לתרום לו כליה. </text:span></text:p>
      <text:p text:style-name="P19"><text:span text:style-name="T17">א. מה ההסתברות של חולה לקבל כליה מתאימה, ללא החלפת כליות?</text:span></text:p>
      <text:p text:style-name="P19"><text:span text:style-name="T17">ב. מה ההסתברות של חולה לקבל כליה מתאימה, כאשר יש החלפת כליות עם מעגלים באורך 2 בלבד?</text:span></text:p>
      <text:p text:style-name="P19"><text:span text:style-name="T17">* ג. מה ההסתברות של חולה לקבל כליה מתאימה, כאשר יש החלפת כליות עם מעגלים באורך 2 או 3?</text:span></text:p>
      <text:p text:style-name="P19"><text:span text:style-name="T17">– ניתן לפתור </text:span><text:span text:style-name="T18">כל אחד מהסעיפים </text:span><text:span text:style-name="T17">באחת משתי דרכים לבחירתכם:</text:span></text:p>
      <text:list xml:id="list784872401" text:style-name="L1">
        <text:list-item>
          <text:p text:style-name="P20"><text:span text:style-name="T10">דרך 1: חישוב תיאורטי של ההסתברות.</text:span></text:p>
        </text:list-item>
        <text:list-item>
          <text:p text:style-name="P21"><text:span text:style-name="T18">דרך 2: הדמיה ממוחשבת: ביצוע מספר גדול של הגרלות וספירת החולים המקבלים כליה בכל הגרלה.</text:span></text:p>
        </text:list-item>
      </text:list>
      <text:p text:style-name="P4"><text:span text:style-name="T3">שאלה </text:span><text:span text:style-name="T7">3</text:span><text:span text:style-name="T3">: </text:span><text:span text:style-name="T9">תורם אחד עם כמה חולים</text:span></text:p>
      <text:p text:style-name="P9"><text:span text:style-name="T11">למרכז ההשתלות מגיע תורם, שכמה קרובי-משפחה שלו זקוקים להשתלת כליה. הוא מוכן לתרום כליה אחת, בתנאי שאחד מבני-משפחתו יקבל כליה. </text:span></text:p>
      <text:p text:style-name="P9"><text:span text:style-name="T11"/></text:p>
      <text:p text:style-name="P11"><text:span text:style-name="T11">ה</text:span><text:span text:style-name="T10">סבירו איך אפשר להתאים את האלגוריתמים שלמדנו בהרצאה (מעגלים באורך לא מוגבל, מעגלים באורך לכל היותר 2, מעגלים באורך לכל היותר 3) למצב זה. </text:span><text:span text:style-name="T12">הדגימו את תשובתכם.</text:span></text:p>
      <text:p text:style-name="P5"><text:soft-page-break/><text:span text:style-name="T3">שאלה </text:span><text:span text:style-name="T7">4</text:span><text:span text:style-name="T3">: </text:span><text:span text:style-name="T5">סדר עדיפויות על חולים</text:span></text:p>
      <text:p text:style-name="P10">בהרצאה למדנו אלגוריתם <text:span text:style-name="T22">למציאת שידוך בגרף, כאשר יש סדר עדיפויות על </text:span><text:span text:style-name="T23">הצלעות</text:span><text:span text:style-name="T22">. במציאות, לפעמים סדר העדיפות הוא על </text:span><text:span text:style-name="T23">הקודקודים</text:span><text:span text:style-name="T22">. לדוגמה, בגרף החלפת כליות בזוגות, יש סדר עדיפות על החולים, לפי דחיפות רפואית, זמן המתנה בתור, וכד'. </text:span></text:p>
      <text:p text:style-name="P10"/>
      <text:p text:style-name="P15"><text:span text:style-name="T13">עליכם למצוא שידוך, שבו מספר הקודקודים המשודכים בעדיפות ראשונה גדול ביותר; בכפוף לזה, מספר הקודקודים המשודכים בעדיפות שניה גדול ביותר; וכו'. תארו אלגוריתם פולינומיאלי הפותר בעיה זו</text:span><text:span text:style-name="T15">.</text:span></text:p>
      <text:p text:style-name="P6"><text:span text:style-name="T3">שאלה </text:span><text:span text:style-name="T7">5</text:span><text:span text:style-name="T3">: </text:span><text:span text:style-name="T6">שידוך עדיפויות ומספר ההשתלות</text:span></text:p>
      <text:p text:style-name="P13"><text:span text:style-name="T14">בהרצאה למדנו אלגוריתם </text:span><text:span text:style-name="T13">למציאת שידוך בגרף, כאשר יש סדר עדיפויות על </text:span><text:span text:style-name="T19">הצלעות</text:span><text:span text:style-name="T13">. </text:span></text:p>
      <text:p text:style-name="P13"><text:span text:style-name="T13"/></text:p>
      <text:p text:style-name="P12"><text:span text:style-name="T13">א. </text:span><text:span text:style-name="T10">הראו, שבשידוך הנמצא ע"י האלגוריתם, ייתכן ש</text:span><text:span text:style-name="T20">מספר </text:span><text:span text:style-name="T10">הצלעות המשודכות לא יהיה גדול ביותר.</text:span></text:p>
      <text:p text:style-name="P14"><text:span text:style-name="T10"/></text:p>
      <text:p text:style-name="P14"><text:span text:style-name="T10">ב. הסבירו איך לתקן את האלגוריתם, כך שימצא תמיד שידוך עם מספר צלעות גדול ביותר. בכפוף לזה, מספר הצלעות בעדיפות ראשונה יהיה גדול ביותר. בכפוף לזה, מספר הצלעות בעדיפות שניה גדול ביותר, וכו'. האלגוריתם עדיין צריך לרוץ בזמן פולינומיאלי. הוכיחו והדגימו את תשובתכם.</text:span></text:p>
      <text:p text:style-name="P12"><text:span text:style-name="T1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fo:orphans="2" fo:widows="2"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1-04T18:18:28.350895855</meta:creation-date>
    <meta:generator>LibreOffice/6.4.7.2$Linux_X86_64 LibreOffice_project/40$Build-2</meta:generator>
    <dc:date>2023-01-20T16:00:09.521573966</dc:date>
    <meta:editing-duration>P9DT12H34M31S</meta:editing-duration>
    <meta:editing-cycles>1168</meta:editing-cycles>
    <dc:creator>Erel Segal-Halevi</dc:creator>
    <meta:document-statistic meta:table-count="0" meta:image-count="0" meta:object-count="0" meta:page-count="2" meta:paragraph-count="28" meta:word-count="474" meta:character-count="2717" meta:non-whitespace-character-count="2270"/>
  </office:meta>
</office:document-meta>
</file>